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88000001D04E9FB9F755A23A31.png" manifest:media-type="image/png"/>
  <manifest:file-entry manifest:full-path="Pictures/10000001000000E1000000E109CD6ACC68352F9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3" style:family="graphic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-color="#ffffff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344cm" svg:height="1.346cm" svg:x="7.82cm" svg:y="13.966cm">
          <draw:image xlink:href="Pictures/10000001000000E1000000E109CD6ACC68352F9D.png" xlink:type="simple" xlink:show="embed" xlink:actuate="onLoad" draw:mime-type="image/png">
            <text:p/>
          </draw:image>
        </draw:frame>
        <draw:frame draw:style-name="gr2" draw:text-style-name="P3" draw:layer="layout" svg:width="0.375cm" svg:height="0.712cm" svg:x="7.249cm" svg:y="14.183cm">
          <draw:text-box>
            <text:p text:style-name="P2"><text:span text:style-name="T1">+</text:span></text:p>
          </draw:text-box>
        </draw:frame>
        <draw:frame draw:name="image62.png 1" draw:style-name="gr3" draw:text-style-name="P4" draw:layer="layout" svg:width="2.63cm" svg:height="1.35cm" svg:x="4.648cm" svg:y="14.009cm">
          <draw:image xlink:href="Pictures/1000000100000388000001D04E9FB9F755A23A3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11:58:56.669119951</meta:creation-date>
    <dc:date>2023-02-19T12:06:25.271526986</dc:date>
    <meta:editing-duration>PT2M39S</meta:editing-duration>
    <meta:editing-cycles>2</meta:editing-cycles>
    <meta:generator>LibreOffice/7.5.0.3$Linux_X86_64 LibreOffice_project/50$Build-3</meta:generator>
    <meta:document-statistic meta:object-count="26"/>
  </office:meta>
</office:document-meta>
</file>